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55b6" officeooo:paragraph-rsid="004555b6"/>
    </style:style>
    <style:style style:name="P3" style:family="paragraph" style:parent-style-name="Standard">
      <style:text-properties officeooo:rsid="0045a521" officeooo:paragraph-rsid="0045a521"/>
    </style:style>
    <style:style style:name="P4" style:family="paragraph" style:parent-style-name="Standard">
      <style:text-properties officeooo:rsid="0045d0d2" officeooo:paragraph-rsid="0045d0d2"/>
    </style:style>
    <style:style style:name="P5" style:family="paragraph" style:parent-style-name="Normal">
      <style:text-properties officeooo:rsid="0045d0d2" officeooo:paragraph-rsid="0045d0d2"/>
    </style:style>
    <style:style style:name="P6" style:family="paragraph" style:parent-style-name="Standard" style:list-style-name="L1">
      <style:text-properties officeooo:paragraph-rsid="0045a330"/>
    </style:style>
    <style:style style:name="P7" style:family="paragraph" style:parent-style-name="Standard" style:list-style-name="L1">
      <style:text-properties officeooo:rsid="004555b6" officeooo:paragraph-rsid="0045a330"/>
    </style:style>
    <style:style style:name="P8" style:family="paragraph" style:parent-style-name="Standard" style:list-style-name="L1">
      <style:text-properties officeooo:rsid="0045a330" officeooo:paragraph-rsid="0045a330"/>
    </style:style>
    <style:style style:name="P9" style:family="paragraph" style:parent-style-name="Standard">
      <style:text-properties officeooo:rsid="0047556f" officeooo:paragraph-rsid="0047556f"/>
    </style:style>
    <style:style style:name="P10" style:family="paragraph" style:parent-style-name="Standard" style:list-style-name="L2">
      <style:text-properties officeooo:rsid="0047556f" officeooo:paragraph-rsid="0047556f"/>
    </style:style>
    <style:style style:name="P11" style:family="paragraph" style:parent-style-name="Standard">
      <style:text-properties officeooo:rsid="004b487b" officeooo:paragraph-rsid="004b487b"/>
    </style:style>
    <style:style style:name="P12" style:family="paragraph" style:parent-style-name="Standard">
      <style:text-properties officeooo:rsid="0045a330" officeooo:paragraph-rsid="0045a521"/>
    </style:style>
    <style:style style:name="P13" style:family="paragraph" style:parent-style-name="Standard">
      <style:text-properties officeooo:rsid="004c37cb" officeooo:paragraph-rsid="004c37cb"/>
    </style:style>
    <style:style style:name="P14" style:family="paragraph" style:parent-style-name="Standard">
      <style:text-properties officeooo:rsid="00494957" officeooo:paragraph-rsid="00494957"/>
    </style:style>
    <style:style style:name="T1" style:family="text">
      <style:text-properties officeooo:rsid="004555b6"/>
    </style:style>
    <style:style style:name="T2" style:family="text">
      <style:text-properties officeooo:rsid="0045d0d2"/>
    </style:style>
    <style:style style:name="T3" style:family="text">
      <style:text-properties fo:font-weight="bold" style:font-weight-asian="bold" style:font-weight-complex="bold"/>
    </style:style>
    <style:style style:name="T4" style:family="text">
      <style:text-properties fo:font-weight="bold" officeooo:rsid="0045d0d2" style:font-weight-asian="bold" style:font-weight-complex="bold"/>
    </style:style>
    <style:style style:name="T5" style:family="text">
      <style:text-properties officeooo:rsid="0045a330"/>
    </style:style>
    <style:style style:name="T6" style:family="text">
      <style:text-properties fo:font-weight="bold" officeooo:rsid="004555b6" style:font-weight-asian="bold" style:font-weight-complex="bold"/>
    </style:style>
    <style:style style:name="T7" style:family="text">
      <style:text-properties fo:font-weight="normal" officeooo:rsid="004555b6" style:font-weight-asian="normal" style:font-weight-complex="normal"/>
    </style:style>
    <style:style style:name="T8" style:family="text">
      <style:text-properties officeooo:rsid="0047556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text:span>ctionEngine</text:h>
      <text:p text:style-name="Standard"/>
      <text:p text:style-name="Standard"><text:span text:style-name="T1">This is a</text:span>n action-handling batch processing backend class library with several built-in features, like Input Files collection, Working Document, etc.</text:p>
      <text:p text:style-name="Standard"/>
      <text:p text:style-name="Standard">This library is mostly used in command-line applications performing utilitarian <text:span text:style-name="T1">functions. Since I have been re-using the same basic approach in the building of at least fifteen to twenty similar yet unique applications, I felt that I should finally pull the trigger and start moving toward a standard way to handle sequence-friendly activities, where one or more actions are performed on one or more files.</text:span></text:p>
      <text:p text:style-name="Standard"/>
      <text:p text:style-name="P2"><text:span text:style-name="T2">Among other things that will be documented soon, t</text:span>he following features are built-in to this library.</text:p>
      <text:p text:style-name="P2"/>
      <text:p text:style-name="P3">{Line}</text:p>
      <text:h text:style-name="Heading_20_2" text:outline-level="2">Multi-Level Action Handling</text:h>
      <text:p text:style-name="P3">At any step, an action of type: Batch can be used to define a series of other actions, which can either reside in the Actions property of that action or within a separate JSON-formatted configuration file.</text:p>
      <text:p text:style-name="P3"/>
      <text:p text:style-name="P3">{Line}</text:p>
      <text:h text:style-name="Heading_20_2" text:outline-level="2">Conditional Flow</text:h>
      <text:p text:style-name="P3">Using the <text:span text:style-name="T3">If</text:span> action type, you can set a condition under which the <text:span text:style-name="T2">entries in that action's </text:span><text:span text:style-name="T4">Actions</text:span><text:span text:style-name="T2"> collection will be run. Branching scenarios are also very easy to maintain using multiple levels of </text:span><text:span text:style-name="T4">If</text:span><text:span text:style-name="T2">.</text:span></text:p>
      <text:p text:style-name="P3"/>
      <text:p text:style-name="P4">{Line}</text:p>
      <text:h text:style-name="Heading_20_2" text:outline-level="2">Action Sequences</text:h>
      <text:p text:style-name="P5">An individual list of actions can be used multiple times by enclosing it within an action of type <text:span text:style-name="T3">Sequence</text:span>.</text:p>
      <text:p text:style-name="Normal"/>
      <text:p text:style-name="P4">{Line}</text:p>
      <text:h text:style-name="Heading_20_2" text:outline-level="2"><text:soft-page-break/>Multiple Actions Per File</text:h>
      <text:p text:style-name="P4">Using the <text:span text:style-name="T3">ForEachFile</text:span> action type, you can rerun the same set of actions upon each file in the input files collection.</text:p>
      <text:p text:style-name="P4"/>
      <text:p text:style-name="P3">{Line}</text:p>
      <text:h text:style-name="Heading_20_2" text:outline-level="2">Check for Supplied Values</text:h>
      <text:p text:style-name="P2">Anywhere in the instance, you can make a call to <text:span text:style-name="T3">CheckElements</text:span> to see if any combination of the following values have been supplied. <text:span text:style-name="T5">This is usually performed as soon as execution enters your custom method.</text:span></text:p>
      <text:p text:style-name="P2"/>
      <text:list text:style-name="L1">
        <text:list-item>
          <text:p text:style-name="P6"><text:span text:style-name="T6">Action</text:span><text:span text:style-name="T7">.</text:span><text:span text:style-name="T1"> Whether the action itself was supplied.</text:span></text:p>
        </text:list-item>
        <text:list-item>
          <text:p text:style-name="P7"><text:span text:style-name="T3">Base</text:span>. Whether a base value has been supplied.</text:p>
        </text:list-item>
        <text:list-item>
          <text:p text:style-name="P8"><text:span text:style-name="T3">Count</text:span>. Whether the count value has been specified.</text:p>
        </text:list-item>
        <text:list-item>
          <text:p text:style-name="P8"><text:span text:style-name="T3">DataFilename</text:span>. Whether the data filename has been specified and was legal.</text:p>
        </text:list-item>
        <text:list-item>
          <text:p text:style-name="P8"><text:span text:style-name="T3">DateTimeValue</text:span>. Whether the general date time value has been specified.</text:p>
        </text:list-item>
        <text:list-item>
          <text:p text:style-name="P8"><text:span text:style-name="T3">Digits</text:span>. Whether the count of digits has been specified.</text:p>
        </text:list-item>
        <text:list-item>
          <text:p text:style-name="P8"><text:span text:style-name="T3">InputFilename</text:span>. Whether the input filename has been specified.</text:p>
        </text:list-item>
        <text:list-item>
          <text:p text:style-name="P8"><text:span text:style-name="T3">InputFolderName</text:span>, Whether the input folder name has been specified.</text:p>
        </text:list-item>
        <text:list-item>
          <text:p text:style-name="P8"><text:span text:style-name="T3">Inputs</text:span>. Whether the list of input file or folder names have been specified, depending upon the context.</text:p>
        </text:list-item>
        <text:list-item>
          <text:p text:style-name="P8"><text:span text:style-name="T3">OutputFilename</text:span>. Whether the output filename has been specified.</text:p>
        </text:list-item>
        <text:list-item>
          <text:p text:style-name="P8"><text:span text:style-name="T3">OutputFoldername</text:span>. Whether the output folder name has been specified.</text:p>
        </text:list-item>
        <text:list-item>
          <text:p text:style-name="P8"><text:span text:style-name="T3">OutputName</text:span>. Whether the output file or folder name has been specified, depending upon the context.</text:p>
        </text:list-item>
        <text:list-item>
          <text:p text:style-name="P8"><text:span text:style-name="T3">Pattern</text:span>. Whether the regular expression pattern has been specified.</text:p>
        </text:list-item>
        <text:list-item>
          <text:p text:style-name="P8"><text:span text:style-name="T3">Prefix</text:span>. Whether the prefix flag has been specified.</text:p>
        </text:list-item>
        <text:list-item>
          <text:p text:style-name="P8"><text:span text:style-name="T3">Range</text:span>. Whether the range, start through end, has been specified.</text:p>
        </text:list-item>
        <text:list-item>
          <text:p text:style-name="P8"><text:span text:style-name="T3">SourceFolderName</text:span>. Whether the source data folder name has been specified.</text:p>
        </text:list-item>
        <text:list-item>
          <text:p text:style-name="P8"><text:span text:style-name="T3">Suffix</text:span>. Whether the suffix flag has been specified.</text:p>
        </text:list-item>
        <text:list-item>
          <text:p text:style-name="P8"><text:span text:style-name="T3">Text</text:span>. Whether the text-only pattern has been specified.</text:p>
        </text:list-item>
        <text:list-item>
          <text:p text:style-name="P8"><text:span text:style-name="T3">WorkingPath</text:span>. Whether the working path has been specified.</text:p>
        </text:list-item>
        <text:list-item>
          <text:p text:style-name="P8"><text:span text:style-name="T3">OptionPrefix</text:span>. Whether the prefix option has been specified.</text:p>
        </text:list-item>
        <text:list-item>
          <text:p text:style-name="P8"><text:soft-page-break/><text:span text:style-name="T3">OptionSuffix</text:span>. Whether the suffix option has been specified.</text:p>
        </text:list-item>
      </text:list>
      <text:p text:style-name="P2"/>
      <text:p text:style-name="P3">{Line}</text:p>
      <text:h text:style-name="Heading_20_2" text:outline-level="2">Other Operations</text:h>
      <text:p text:style-name="P9">You are also able to perform the various general activities with built-in features and functionality.</text:p>
      <text:list text:style-name="L2">
        <text:list-item>
          <text:p text:style-name="P10">Work with data files.</text:p>
        </text:list-item>
        <text:list-item>
          <text:p text:style-name="P10">Fully resolve and work with input and output files, including wildcards on filenames and folder names.</text:p>
        </text:list-item>
        <text:list-item>
          <text:p text:style-name="P10">Load, work with, and save a working document.</text:p>
        </text:list-item>
        <text:list-item>
          <text:p text:style-name="P10">Load, work with, and save images.</text:p>
        </text:list-item>
      </text:list>
      <text:p text:style-name="P9"/>
      <text:p text:style-name="P11">{Line}</text:p>
      <text:h text:style-name="Heading_20_2" text:outline-level="2">Basic Schema</text:h>
      <text:p text:style-name="P11">Configuration data can be loaded from and saved to a JSON-formatted text file. The following schema represents the generic base of the library itself. Any public properties you add to your own implementation class will automatically be added to this schema.</text:p>
      <text:p text:style-name="P11"/>
      <text:p text:style-name="P11">{CodeBlock,json,BasicJSONSchema.txt}</text:p>
      <text:p text:style-name="P12"/>
      <text:p text:style-name="P11">{Line}</text:p>
      <text:h text:style-name="Heading_20_3" text:outline-level="3">Example JSON File</text:h>
      <text:p text:style-name="P11">Following is an example of a basic JSON file using the above schema.</text:p>
      <text:p text:style-name="P11"/>
      <text:p text:style-name="P11">{CodeBlock,json,SampleJSON.json}</text:p>
      <text:p text:style-name="P12"/>
      <text:p text:style-name="P9">{Line}</text:p>
      <text:h text:style-name="Heading_20_2" text:outline-level="2">Implementing Your Class</text:h>
      <text:p text:style-name="P11">The action item and collection base classes are generic and abstract, meaning that you must create your own concrete implementations of each one. Because of the recursive nature of the action, the item and collection are implemented as a pair, so when you plan to use one, you will need to define both. However, only your inherited item will require internal code implementation.</text:p>
      <text:p text:style-name="P11"/>
      <text:p text:style-name="P11"><text:soft-page-break/>Following are typical examples of definitions for the item and collection classes.</text:p>
      <text:p text:style-name="P11"/>
      <text:p text:style-name="P13">{Line}</text:p>
      <text:h text:style-name="Heading_20_3" text:outline-level="3">Collection Implementation</text:h>
      <text:p text:style-name="P13">The collection doesn't require any implementation in the class body. It is provided to seal the loop for the Curiously Recurring Template Pattern (CRTP).</text:p>
      <text:p text:style-name="P13">{CodeBlock,csharp,DemoImplementation-Collection.cs}</text:p>
      <text:p text:style-name="P11"/>
      <text:p text:style-name="P13">{Line}</text:p>
      <text:h text:style-name="Heading_20_3" text:outline-level="3">Item Implementation</text:h>
      <text:p text:style-name="P13">The following item definition contains a few superfluous lines to demonstrate a primitive version of a concrete class that inherits the complete functionality of the ActionEngine.</text:p>
      <text:p text:style-name="P13">{CodeBlock,csharp,DemoImplementation-Item.cs}</text:p>
      <text:p text:style-name="P9"/>
      <text:p text:style-name="P11">{Line}</text:p>
      <text:h text:style-name="Heading_20_2" text:outline-level="2">Example <text:span text:style-name="T8">Host </text:span>Application</text:h>
      <text:p text:style-name="P9">Following is a working example from my soon-to-be-published project PPCL.</text:p>
      <text:p text:style-name="P14">{CodeBlock,csharp,PPCLProgram.cs}</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1-08T14:37:41.321599000</meta:creation-date>
    <meta:editing-cycles>6</meta:editing-cycles>
    <meta:editing-duration>PT39M48S</meta:editing-duration>
    <meta:initial-creator>Daniel Patterson, MCSD</meta:initial-creator>
    <dc:date>2026-01-10T09:59:50.644397000</dc:date>
    <dc:creator>Daniel Patterson, MCSD</dc:creator>
    <meta:document-statistic meta:table-count="0" meta:image-count="0" meta:object-count="0" meta:page-count="4" meta:paragraph-count="71" meta:word-count="756" meta:character-count="4874" meta:non-whitespace-character-count="421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1-08T14:37:39.497475100"/>
  </office:meta>
</office:document-meta>
</file>